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Se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tMapIterator.set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s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ge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lat3Map.convertToMa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atMap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t3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mov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at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t3Map.get( Object ke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ntrySet.EntrySet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uesIterator.ValuesIterator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EntrySetIterator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Iterator.set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t3Map.toString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lat3Map.equals( Object obj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latMapIterator.ge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latMap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t3Map.map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3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ySetIterator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lat3Map.Flat3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t3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readObject(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createDeleg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MapIterator.FlatMapIterator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3Map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SetIterator.getKe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SetIterato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3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t3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t3Map.remove( Object key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KeySet.KeySet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Values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t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t3Map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Iterator.KeySetIterator( Flat3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contains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put( Object key , Object valu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3Map.Flat3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hashC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atMapIterator.getKe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lat3Map.containsValue(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lat3Map.putAll(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lat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3Map.containsKey( Object ke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